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8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75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34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378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97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2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0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1" draw:id="id11" draw:layer="layout" svg:width="0.548cm" svg:height="0.333cm" svg:x="18.725cm" svg:y="9.258cm">
          <text:p/>
        </draw:rect>
        <draw:rect draw:style-name="gr1" draw:text-style-name="P1" xml:id="id25" draw:id="id25" draw:layer="layout" svg:width="0.548cm" svg:height="0.333cm" svg:x="18.724cm" svg:y="7.957cm">
          <text:p/>
        </draw:rect>
        <draw:frame draw:style-name="gr2" draw:text-style-name="P2" draw:layer="layout" svg:width="2.504cm" svg:height="0.9cm" svg:x="1.599cm" svg:y="1.55cm">
          <draw:text-box>
            <text:p><text:span text:style-name="T1">TOE/TXe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rect draw:style-name="gr1" draw:text-style-name="P1" xml:id="id16" draw:id="id16" draw:layer="layout" svg:width="1.004cm" svg:height="0.25cm" svg:x="12.071cm" svg:y="3.528cm">
          <text:p/>
        </draw:rect>
        <draw:rect draw:style-name="gr1" draw:text-style-name="P1" xml:id="id18" draw:id="id18" draw:layer="layout" svg:width="1.004cm" svg:height="0.249cm" svg:x="12.071cm" svg:y="3.931cm">
          <text:p/>
        </draw:rect>
        <draw:connector draw:style-name="gr7" draw:layer="layout" svg:x1="4.771cm" svg:y1="11.736cm" svg:x2="6.054cm" svg:y2="12.913cm" draw:start-shape="id1" draw:start-glue-point="2" draw:end-shape="id2" draw:end-glue-point="0" svg:d="M4771 11736v589h1283v588">
          <text:p/>
        </draw:connector>
        <draw:rect draw:style-name="gr8" draw:text-style-name="P4" xml:id="id2" draw:id="id2" draw:layer="layout" svg:width="3.073cm" svg:height="0.559cm" svg:x="4.518cm" svg:y="12.913cm">
          <text:p><text:span text:style-name="T3">IPTX</text:span></text:p>
        </draw:rect>
        <draw:connector draw:style-name="gr7" draw:layer="layout" svg:x1="7.685cm" svg:y1="10.868cm" svg:x2="6.237cm" svg:y2="10.891cm" draw:start-shape="id3" draw:start-glue-point="3" draw:end-shape="id4" draw:end-glue-point="1" svg:d="M7685 10868h-730v23h-718">
          <text:p/>
        </draw:connector>
        <draw:connector draw:style-name="gr7" draw:layer="layout" draw:line-skew="-2.705cm" svg:x1="13.323cm" svg:y1="12.601cm" svg:x2="6.238cm" svg:y2="11.501cm" draw:start-shape="id5" draw:start-glue-point="3" draw:end-shape="id6" draw:end-glue-point="1" svg:d="M13323 12601h-6247v-1100h-838">
          <text:p/>
        </draw:connector>
        <draw:rect draw:style-name="gr1" draw:text-style-name="P1" xml:id="id6" draw:id="id6" draw:layer="layout" svg:width="1.015cm" svg:height="0.416cm" svg:x="5.223cm" svg:y="11.293cm">
          <text:p/>
        </draw:rect>
        <draw:rect draw:style-name="gr1" draw:text-style-name="P1" xml:id="id4" draw:id="id4" draw:layer="layout" svg:width="1.015cm" svg:height="0.416cm" svg:x="5.222cm" svg:y="10.683cm">
          <text:p/>
        </draw:rect>
        <draw:rect draw:style-name="gr1" draw:text-style-name="P1" xml:id="id5" draw:id="id5" draw:layer="layout" svg:width="1.015cm" svg:height="0.416cm" svg:x="13.323cm" svg:y="12.393cm">
          <text:p/>
        </draw:rect>
        <draw:rect draw:style-name="gr1" draw:text-style-name="P1" xml:id="id7" draw:id="id7" draw:layer="layout" svg:width="1.015cm" svg:height="0.416cm" svg:x="13.322cm" svg:y="11.693cm">
          <text:p/>
        </draw:rect>
        <draw:connector draw:style-name="gr7" draw:layer="layout" svg:x1="13.322cm" svg:y1="11.901cm" svg:x2="12.039cm" svg:y2="10.868cm" draw:start-shape="id7" draw:start-glue-point="3" draw:end-shape="id3" svg:d="M13322 11901h-635v-1033h-648">
          <text:p/>
        </draw:connector>
        <draw:rect draw:style-name="gr9" draw:text-style-name="P6" xml:id="id3" draw:id="id3" draw:layer="layout" svg:width="4.354cm" svg:height="1.082cm" svg:x="7.685cm" svg:y="10.327cm" draw:corner-radius="0.25cm">
          <text:p text:style-name="P5"><text:span text:style-name="T4"><text:s/></text:span><text:span text:style-name="T4">Tca</text:span></text:p>
          <text:p text:style-name="P5"><text:span text:style-name="T5"><text:s text:c="4"/></text:span><text:span text:style-name="T5">TcpChecksumAccumulator</text:span><text:span text:style-name="T4"> </text:span></text:p>
        </draw:rect>
        <draw:connector draw:style-name="gr7" draw:layer="layout" svg:x1="4.711cm" svg:y1="9.373cm" svg:x2="4.771cm" svg:y2="10.405cm" draw:start-shape="id8" draw:start-glue-point="2" draw:end-shape="id1" draw:end-glue-point="0" svg:d="M4711 9373v516h60v516">
          <text:p/>
        </draw:connector>
        <draw:rect draw:style-name="gr10" draw:text-style-name="P7" xml:id="id36" draw:id="id36" draw:layer="layout" svg:width="1.215cm" svg:height="0.636cm" svg:x="1.715cm" svg:y="2.622cm">
          <text:p><text:span text:style-name="T6">AKd</text:span></text:p>
        </draw:rect>
        <draw:rect draw:style-name="gr10" draw:text-style-name="P7" xml:id="id38" draw:id="id38" draw:layer="layout" svg:width="1.215cm" svg:height="0.623cm" svg:x="1.715cm" svg:y="3.368cm">
          <text:p><text:span text:style-name="T6">RSt</text:span></text:p>
        </draw:rect>
        <draw:rect draw:style-name="gr10" draw:text-style-name="P7" xml:id="id40" draw:id="id40" draw:layer="layout" svg:width="1.215cm" svg:height="0.623cm" svg:x="1.715cm" svg:y="4.073cm">
          <text:p><text:span text:style-name="T6">TSt</text:span></text:p>
        </draw:rect>
        <draw:rect draw:style-name="gr1" draw:text-style-name="P1" xml:id="id37" draw:id="id37" draw:layer="layout" svg:width="1.004cm" svg:height="0.25cm" svg:x="8.844cm" svg:y="2.815cm">
          <text:p/>
        </draw:rect>
        <draw:connector draw:style-name="gr7" draw:layer="layout" svg:x1="15.024cm" svg:y1="10.42cm" svg:x2="15.013cm" svg:y2="11.645cm" draw:start-shape="id9" draw:start-glue-point="2" draw:end-shape="id10" draw:end-glue-point="0" svg:d="M15024 10420v619h-11v606">
          <text:p/>
        </draw:connector>
        <draw:connector draw:style-name="gr7" draw:layer="layout" draw:line-skew="-0.297cm" svg:x1="18.725cm" svg:y1="9.424cm" svg:x2="16.824cm" svg:y2="9.866cm" draw:start-shape="id11" draw:start-glue-point="3" draw:end-shape="id9" draw:end-glue-point="1" svg:d="M18725 9424h-1241v442h-660">
          <text:p/>
        </draw:connector>
        <draw:rect draw:style-name="gr1" draw:text-style-name="P1" xml:id="id20" draw:id="id20" draw:layer="layout" svg:width="1.004cm" svg:height="0.25cm" svg:x="12.071cm" svg:y="4.757cm">
          <text:p/>
        </draw:rect>
        <draw:rect draw:style-name="gr1" draw:text-style-name="P1" xml:id="id22" draw:id="id22" draw:layer="layout" svg:width="1.004cm" svg:height="0.249cm" svg:x="12.071cm" svg:y="5.061cm">
          <text:p/>
        </draw:rect>
        <draw:rect draw:style-name="gr1" draw:text-style-name="P1" xml:id="id12" draw:id="id12" draw:layer="layout" svg:width="1.004cm" svg:height="0.25cm" svg:x="12.071cm" svg:y="2.322cm">
          <text:p/>
        </draw:rect>
        <draw:rect draw:style-name="gr1" draw:text-style-name="P1" xml:id="id14" draw:id="id14" draw:layer="layout" svg:width="1.004cm" svg:height="0.249cm" svg:x="12.071cm" svg:y="2.926cm">
          <text:p/>
        </draw:rect>
        <draw:connector draw:style-name="gr7" draw:layer="layout" svg:x1="13.075cm" svg:y1="2.447cm" svg:x2="18.016cm" svg:y2="1.94cm" draw:start-shape="id12" draw:start-glue-point="1" draw:end-shape="id13" draw:end-glue-point="3" svg:d="M13075 2447h2464v-507h2477">
          <text:p/>
        </draw:connector>
        <draw:connector draw:style-name="gr7" draw:layer="layout" svg:x1="13.075cm" svg:y1="3.05cm" svg:x2="18.016cm" svg:y2="2.729cm" draw:start-shape="id14" draw:start-glue-point="1" draw:end-shape="id15" draw:end-glue-point="3" svg:d="M13075 3050h2464v-321h2477">
          <text:p/>
        </draw:connector>
        <draw:connector draw:style-name="gr7" draw:layer="layout" svg:x1="13.075cm" svg:y1="3.653cm" svg:x2="18.016cm" svg:y2="3.484cm" draw:start-shape="id16" draw:start-glue-point="1" draw:end-shape="id17" draw:end-glue-point="3" svg:d="M13075 3653h2464v-169h2477">
          <text:p/>
        </draw:connector>
        <draw:rect draw:style-name="gr1" draw:text-style-name="P1" xml:id="id21" draw:id="id21" draw:layer="layout" svg:width="1.004cm" svg:height="0.25cm" svg:x="18.017cm" svg:y="4.757cm">
          <text:p/>
        </draw:rect>
        <draw:rect draw:style-name="gr1" draw:text-style-name="P1" xml:id="id23" draw:id="id23" draw:layer="layout" svg:width="1.004cm" svg:height="0.249cm" svg:x="18.017cm" svg:y="5.061cm">
          <text:p/>
        </draw:rect>
        <draw:connector draw:style-name="gr7" draw:layer="layout" svg:x1="13.075cm" svg:y1="4.055cm" svg:x2="18.017cm" svg:y2="4.24cm" draw:start-shape="id18" draw:start-glue-point="1" draw:end-shape="id19" draw:end-glue-point="3" svg:d="M13075 4055h2465v185h2477">
          <text:p/>
        </draw:connector>
        <draw:connector draw:style-name="gr7" draw:layer="layout" svg:x1="13.075cm" svg:y1="4.882cm" svg:x2="18.017cm" svg:y2="4.882cm" draw:start-shape="id20" draw:start-glue-point="1" draw:end-shape="id21" draw:end-glue-point="3" svg:d="M13075 4882h4942">
          <text:p/>
        </draw:connector>
        <draw:connector draw:style-name="gr7" draw:layer="layout" svg:x1="13.075cm" svg:y1="5.185cm" svg:x2="18.017cm" svg:y2="5.185cm" draw:start-shape="id22" draw:start-glue-point="1" draw:end-shape="id23" draw:end-glue-point="3" svg:d="M13075 5185h4942">
          <text:p/>
        </draw:connector>
        <draw:rect draw:style-name="gr10" draw:text-style-name="P7" draw:layer="layout" svg:width="1.215cm" svg:height="0.658cm" svg:x="18.017cm" svg:y="4.71cm">
          <text:p><text:span text:style-name="T6">TIm</text:span></text:p>
        </draw:rect>
        <draw:connector draw:style-name="gr7" draw:layer="layout" draw:line-skew="-0.491cm" svg:x1="17.328cm" svg:y1="7.032cm" svg:x2="18.724cm" svg:y2="8.123cm" draw:start-shape="id24" draw:start-glue-point="1" draw:end-shape="id25" draw:end-glue-point="3" svg:d="M17328 7032h214v1091h1182">
          <text:p/>
        </draw:connector>
        <draw:rect draw:style-name="gr1" draw:text-style-name="P1" xml:id="id26" draw:id="id26" draw:layer="layout" svg:width="1.004cm" svg:height="0.249cm" svg:x="12.071cm" svg:y="5.608cm">
          <text:p/>
        </draw:rect>
        <draw:connector draw:style-name="gr7" draw:layer="layout" svg:x1="13.075cm" svg:y1="5.732cm" svg:x2="15.894cm" svg:y2="6.475cm" draw:start-shape="id26" draw:start-glue-point="1" draw:end-shape="id24" draw:end-glue-point="0" svg:d="M13075 5732h2819v743">
          <text:p/>
        </draw:connector>
        <draw:rect draw:style-name="gr1" draw:text-style-name="P1" draw:layer="layout" svg:width="1.004cm" svg:height="0.249cm" svg:x="12.071cm" svg:y="6.009cm">
          <text:p/>
        </draw:rect>
        <draw:connector draw:style-name="gr7" draw:layer="layout" svg:x1="15.894cm" svg:y1="7.59cm" svg:x2="15.024cm" svg:y2="9.313cm" draw:start-shape="id24" draw:start-glue-point="2" draw:end-shape="id9" svg:d="M15894 7590v862h-870v861">
          <text:p/>
        </draw:connector>
        <draw:connector draw:style-name="gr7" draw:layer="layout" svg:x1="7.781cm" svg:y1="6.687cm" svg:x2="8.849cm" svg:y2="8.193cm" draw:start-shape="id27" draw:start-glue-point="1" draw:end-shape="id28" draw:end-glue-point="3" svg:d="M7781 6687h534v1506h534">
          <text:p/>
        </draw:connector>
        <draw:rect draw:style-name="gr1" draw:text-style-name="P1" xml:id="id30" draw:id="id30" draw:layer="layout" svg:width="0.666cm" svg:height="0.333cm" svg:x="5.38cm" svg:y="6.143cm">
          <text:p/>
        </draw:rect>
        <draw:rect draw:style-name="gr1" draw:text-style-name="P1" xml:id="id33" draw:id="id33" draw:layer="layout" svg:width="0.666cm" svg:height="0.333cm" svg:x="6.38cm" svg:y="6.144cm">
          <text:p/>
        </draw:rect>
        <draw:connector draw:style-name="gr7" draw:layer="layout" svg:x1="8.856cm" svg:y1="5.194cm" svg:x2="5.713cm" svg:y2="6.143cm" draw:start-shape="id29" draw:start-glue-point="3" draw:end-shape="id30" draw:end-glue-point="0" svg:d="M8856 5194h-3143v949">
          <text:p/>
        </draw:connector>
        <draw:connector draw:style-name="gr7" draw:layer="layout" svg:x1="2.931cm" svg:y1="6.742cm" svg:x2="4.658cm" svg:y2="6.729cm" draw:start-shape="id31" draw:start-glue-point="1" svg:d="M2931 6742h1121v-13h606">
          <text:p/>
        </draw:connector>
        <draw:connector draw:style-name="gr7" draw:layer="layout" svg:x1="8.856cm" svg:y1="5.551cm" svg:x2="6.713cm" svg:y2="6.144cm" draw:start-shape="id32" draw:start-glue-point="3" draw:end-shape="id33" draw:end-glue-point="0" svg:d="M8856 5551h-2143v593">
          <text:p/>
        </draw:connector>
        <draw:rect draw:style-name="gr10" draw:text-style-name="P7" xml:id="id31" draw:id="id31" draw:layer="layout" svg:width="1.215cm" svg:height="0.623cm" svg:x="1.716cm" svg:y="6.431cm">
          <text:p><text:span text:style-name="T6">SLc</text:span></text:p>
        </draw:rect>
        <draw:rect draw:style-name="gr1" draw:text-style-name="P1" xml:id="id32" draw:id="id32" draw:layer="layout" svg:width="1.004cm" svg:height="0.25cm" svg:x="8.856cm" svg:y="5.426cm">
          <text:p/>
        </draw:rect>
        <draw:rect draw:style-name="gr1" draw:text-style-name="P1" xml:id="id29" draw:id="id29" draw:layer="layout" svg:width="1.004cm" svg:height="0.25cm" svg:x="8.856cm" svg:y="5.069cm">
          <text:p/>
        </draw:rect>
        <draw:connector draw:style-name="gr7" draw:layer="layout" svg:x1="5.713cm" svg:y1="7.276cm" svg:x2="5.313cm" svg:y2="8.244cm" draw:start-shape="id34" draw:start-glue-point="2" draw:end-shape="id35" draw:end-glue-point="0" svg:d="M5713 7276v484h-400v484">
          <text:p/>
        </draw:connector>
        <draw:rect draw:style-name="gr1" draw:text-style-name="P1" xml:id="id34" draw:id="id34" draw:layer="layout" svg:width="0.666cm" svg:height="0.333cm" svg:x="5.38cm" svg:y="6.943cm">
          <text:p/>
        </draw:rect>
        <draw:rect draw:style-name="gr1" draw:text-style-name="P1" draw:layer="layout" svg:width="0.666cm" svg:height="0.333cm" svg:x="6.38cm" svg:y="6.944cm">
          <text:p/>
        </draw:rect>
        <draw:connector draw:style-name="gr7" draw:layer="layout" svg:x1="11.026cm" svg:y1="8.829cm" svg:x2="13.225cm" svg:y2="9.866cm" draw:start-shape="id28" draw:start-glue-point="2" draw:end-shape="id9" draw:end-glue-point="3" svg:d="M11026 8829v1037h2199">
          <text:p/>
        </draw:connector>
        <draw:rect draw:style-name="gr8" draw:text-style-name="P7" draw:layer="layout" svg:width="0.714cm" svg:height="3.328cm" svg:x="18.727cm" svg:y="7.24cm">
          <text:p><text:span text:style-name="T6">M</text:span></text:p>
          <text:p><text:span text:style-name="T6">E</text:span></text:p>
          <text:p><text:span text:style-name="T6">M</text:span></text:p>
        </draw:rect>
        <draw:rect draw:style-name="gr11" draw:text-style-name="P8" draw:layer="layout" svg:width="17.933cm" svg:height="11.988cm" svg:x="1.508cm" svg:y="1.457cm">
          <text:p/>
        </draw:rect>
        <draw:connector draw:style-name="gr7" draw:layer="layout" svg:x1="2.93cm" svg:y1="2.94cm" svg:x2="8.844cm" svg:y2="2.94cm" draw:start-shape="id36" draw:start-glue-point="1" draw:end-shape="id37" draw:end-glue-point="3" svg:d="M2930 2940h5914">
          <text:p/>
        </draw:connector>
        <draw:rect draw:style-name="gr1" draw:text-style-name="P1" xml:id="id39" draw:id="id39" draw:layer="layout" svg:width="1.004cm" svg:height="0.25cm" svg:x="8.844cm" svg:y="3.554cm">
          <text:p/>
        </draw:rect>
        <draw:rect draw:style-name="gr1" draw:text-style-name="P1" xml:id="id41" draw:id="id41" draw:layer="layout" svg:width="1.004cm" svg:height="0.25cm" svg:x="8.844cm" svg:y="4.259cm">
          <text:p/>
        </draw:rect>
        <draw:connector draw:style-name="gr7" draw:layer="layout" svg:x1="2.93cm" svg:y1="3.679cm" svg:x2="8.844cm" svg:y2="3.679cm" draw:start-shape="id38" draw:start-glue-point="1" draw:end-shape="id39" draw:end-glue-point="3" svg:d="M2930 3679h5914">
          <text:p/>
        </draw:connector>
        <draw:connector draw:style-name="gr7" draw:layer="layout" svg:x1="2.93cm" svg:y1="4.384cm" svg:x2="8.844cm" svg:y2="4.384cm" draw:start-shape="id40" draw:start-glue-point="1" draw:end-shape="id41" draw:end-glue-point="3" svg:d="M2930 4384h5914">
          <text:p/>
        </draw:connector>
        <draw:rect draw:style-name="gr9" draw:text-style-name="P6" xml:id="id1" draw:id="id1" draw:layer="layout" svg:width="2.901cm" svg:height="1.331cm" svg:x="3.321cm" svg:y="10.405cm" draw:corner-radius="0.25cm">
          <text:p text:style-name="P5"><text:span text:style-name="T4"><text:s/></text:span><text:span text:style-name="T4">Ips</text:span></text:p>
          <text:p text:style-name="P5"><text:span text:style-name="T5"><text:s text:c="4"/></text:span><text:span text:style-name="T5">IpPacketStitcher</text:span><text:span text:style-name="T4"> </text:span></text:p>
        </draw:rect>
        <draw:rect draw:style-name="gr10" draw:text-style-name="P7" xml:id="id19" draw:id="id19" draw:layer="layout" svg:width="1.215cm" svg:height="0.636cm" svg:x="18.017cm" svg:y="3.922cm">
          <text:p><text:span text:style-name="T6">SLc</text:span></text:p>
        </draw:rect>
        <draw:rect draw:style-name="gr10" draw:text-style-name="P7" xml:id="id17" draw:id="id17" draw:layer="layout" svg:width="1.215cm" svg:height="0.623cm" svg:x="18.016cm" svg:y="3.173cm">
          <text:p><text:span text:style-name="T6">TSt</text:span></text:p>
        </draw:rect>
        <draw:rect draw:style-name="gr10" draw:text-style-name="P7" xml:id="id15" draw:id="id15" draw:layer="layout" svg:width="1.215cm" svg:height="0.623cm" svg:x="18.016cm" svg:y="2.418cm">
          <text:p><text:span text:style-name="T6">RSt</text:span></text:p>
        </draw:rect>
        <draw:rect draw:style-name="gr10" draw:text-style-name="P7" xml:id="id13" draw:id="id13" draw:layer="layout" svg:width="1.215cm" svg:height="0.636cm" svg:x="18.016cm" svg:y="1.622cm">
          <text:p><text:span text:style-name="T6">EVe</text:span></text:p>
        </draw:rect>
        <draw:rect draw:style-name="gr1" draw:text-style-name="P1" xml:id="id43" draw:id="id43" draw:layer="layout" svg:width="0.666cm" svg:height="0.333cm" svg:x="3.18cm" svg:y="8.243cm">
          <text:p/>
        </draw:rect>
        <draw:rect draw:style-name="gr1" draw:text-style-name="P1" xml:id="id35" draw:id="id35" draw:layer="layout" svg:width="0.666cm" svg:height="0.333cm" svg:x="4.98cm" svg:y="8.244cm">
          <text:p/>
        </draw:rect>
        <draw:rect draw:style-name="gr1" draw:text-style-name="P1" xml:id="id42" draw:id="id42" draw:layer="layout" svg:width="1.004cm" svg:height="0.25cm" svg:x="8.856cm" svg:y="4.626cm">
          <text:p/>
        </draw:rect>
        <draw:connector draw:style-name="gr7" draw:layer="layout" svg:x1="8.856cm" svg:y1="4.751cm" svg:x2="3.513cm" svg:y2="8.243cm" draw:start-shape="id42" draw:start-glue-point="3" draw:end-shape="id43" draw:end-glue-point="0" svg:d="M8856 4751h-5343v3492">
          <text:p/>
        </draw:connector>
        <draw:rect draw:style-name="gr9" draw:text-style-name="P6" xml:id="id8" draw:id="id8" draw:layer="layout" svg:width="3.671cm" svg:height="1.172cm" svg:x="2.876cm" svg:y="8.201cm" draw:corner-radius="0.25cm">
          <text:p text:style-name="P5"><text:span text:style-name="T4"><text:s/></text:span><text:span text:style-name="T4">Ihc</text:span></text:p>
          <text:p text:style-name="P5"><text:span text:style-name="T5"><text:s text:c="4"/></text:span><text:span text:style-name="T5">IpHeaderConstructor</text:span><text:span text:style-name="T4"> </text:span></text:p>
        </draw:rect>
        <draw:rect draw:style-name="gr9" draw:text-style-name="P6" xml:id="id27" draw:id="id27" draw:layer="layout" svg:width="3.123cm" svg:height="1.195cm" svg:x="4.658cm" svg:y="6.09cm" draw:corner-radius="0.25cm">
          <text:p text:style-name="P5"><text:span text:style-name="T4"><text:s/></text:span><text:span text:style-name="T4">Sps</text:span></text:p>
          <text:p text:style-name="P5"><text:span text:style-name="T5"><text:s text:c="4"/></text:span><text:span text:style-name="T5">SocketPairSplitter</text:span><text:span text:style-name="T4"> </text:span></text:p>
        </draw:rect>
        <draw:rect draw:style-name="gr9" draw:text-style-name="P6" xml:id="id44" draw:id="id44" draw:layer="layout" svg:width="4.242cm" svg:height="4.376cm" svg:x="8.848cm" svg:y="2.018cm" draw:corner-radius="0.25cm">
          <text:p text:style-name="P5"><text:span text:style-name="T4"><text:s/></text:span><text:span text:style-name="T4">Mdl</text:span></text:p>
          <text:p text:style-name="P5"><text:span text:style-name="T5"><text:s text:c="4"/></text:span><text:span text:style-name="T5">MetaDataLoader</text:span><text:span text:style-name="T4"> </text:span></text:p>
        </draw:rect>
        <draw:custom-shape draw:style-name="gr12" draw:text-style-name="P9" draw:layer="layout" svg:width="0.59cm" svg:height="0.291cm" svg:x="11.758cm" svg:y="9.736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5.179cm" svg:y="8.321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768cm" svg:y="10.857cm">
          <text:p text:style-name="P8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9.121cm" svg:y="1.795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9.121cm" svg:y="2.584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9.121cm" svg:y="3.339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9.121cm" svg:y="4.095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g>
          <draw:custom-shape draw:style-name="gr12" draw:text-style-name="P9" draw:layer="layout" svg:width="0.59cm" svg:height="0.291cm" svg:x="19.121cm" svg:y="4.744cm">
            <text:p text:style-name="P8"><text:span text:style-name="T7">2</text:span></text:p>
  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12" draw:text-style-name="P9" draw:layer="layout" svg:width="0.59cm" svg:height="0.291cm" svg:x="19.121cm" svg:y="5.044cm">
            <text:p text:style-name="P8"><text:span text:style-name="T7">2</text:span></text:p>
  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12" draw:text-style-name="P9" draw:layer="layout" svg:width="0.59cm" svg:height="0.291cm" svg:x="15.18cm" svg:y="8.321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8cm" svg:y="5.621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6" xml:id="id9" draw:id="id9" draw:layer="layout" svg:width="3.599cm" svg:height="1.107cm" svg:x="13.225cm" svg:y="9.313cm" draw:corner-radius="0.25cm">
          <text:p text:style-name="P5"><text:span text:style-name="T4"><text:s/></text:span><text:span text:style-name="T4">Tss</text:span></text:p>
          <text:p text:style-name="P5"><text:span text:style-name="T5"><text:s text:c="4"/></text:span><text:span text:style-name="T5">TcpSegmentStitcher</text:span><text:span text:style-name="T4"> </text:span></text:p>
        </draw:rect>
        <draw:connector draw:style-name="gr7" draw:layer="layout" svg:x1="10.969cm" svg:y1="6.394cm" svg:x2="11.026cm" svg:y2="7.557cm" draw:start-shape="id44" draw:end-shape="id28" draw:end-glue-point="0" svg:d="M10969 6394v582h57v581">
          <text:p/>
        </draw:connector>
        <draw:rect draw:style-name="gr9" draw:text-style-name="P6" xml:id="id28" draw:id="id28" draw:layer="layout" svg:width="4.355cm" svg:height="1.272cm" svg:x="8.849cm" svg:y="7.557cm" draw:corner-radius="0.25cm">
          <text:p text:style-name="P5"><text:span text:style-name="T4">Phc</text:span></text:p>
          <text:p text:style-name="P5"><text:span text:style-name="T5"><text:s text:c="4"/></text:span><text:span text:style-name="T5">PseudoHeaderConstructor</text:span><text:span text:style-name="T4"> </text:span></text:p>
        </draw:rect>
        <draw:custom-shape draw:style-name="gr12" draw:text-style-name="P9" draw:layer="layout" svg:width="0.59cm" svg:height="0.291cm" svg:x="10.681cm" svg:y="6.857cm">
          <text:p text:style-name="P8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cm" svg:y="5.417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1cm" svg:y="5.017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1cm" svg:y="4.617cm">
          <text:p text:style-name="P8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4.471cm" svg:y="9.677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.172cm" svg:y="4.217cm">
          <text:p text:style-name="P8"><text:span text:style-name="T7">2</text:span></text:p>
          <draw:enhanced-geometry svg:viewBox="0 0 21600 21600" draw:mirror-vertical="false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.172cm" svg:y="3.517cm">
          <text:p text:style-name="P8"><text:span text:style-name="T7">2</text:span></text:p>
          <draw:enhanced-geometry svg:viewBox="0 0 21600 21600" draw:mirror-vertical="false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.172cm" svg:y="2.817cm">
          <text:p text:style-name="P8"><text:span text:style-name="T7">16</text:span></text:p>
          <draw:enhanced-geometry svg:viewBox="0 0 21600 21600" draw:mirror-vertical="false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5.272cm" svg:y="7.574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.172cm" svg:y="6.597cm">
          <text:p text:style-name="P8"><text:span text:style-name="T7">4</text:span></text:p>
          <draw:enhanced-geometry svg:viewBox="0 0 21600 21600" draw:mirror-vertical="false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8.073cm" svg:y="7.068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2.371cm" svg:y="11.217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765cm" svg:height="0.291cm" svg:x="9.397cm" svg:y="12.417cm">
          <text:p text:style-name="P8"><text:span text:style-name="T7">25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6.773cm" svg:y="10.717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3" draw:text-style-name="P10" draw:layer="layout" svg:width="1.061cm" svg:height="0.369cm" svg:x="17.592cm" svg:y="7.616cm">
          <draw:text-box>
            <text:p><text:span text:style-name="T8">RdCmd</text:span></text:p>
          </draw:text-box>
        </draw:frame>
        <draw:frame draw:style-name="gr14" draw:text-style-name="P10" draw:layer="layout" svg:width="0.701cm" svg:height="0.369cm" svg:x="17.793cm" svg:y="9.017cm">
          <draw:text-box>
            <text:p><text:span text:style-name="T8">Data</text:span></text:p>
          </draw:text-box>
        </draw:frame>
        <draw:frame draw:style-name="gr15" draw:text-style-name="P10" draw:layer="layout" svg:width="1.209cm" svg:height="0.369cm" svg:x="11.294cm" svg:y="6.818cm">
          <draw:text-box>
            <text:p><text:span text:style-name="T8">TxeMeta</text:span></text:p>
          </draw:text-box>
        </draw:frame>
        <draw:frame draw:style-name="gr16" draw:text-style-name="P10" draw:layer="layout" svg:width="1.48cm" svg:height="0.369cm" svg:x="8.695cm" svg:y="7.029cm">
          <draw:text-box>
            <text:p><text:span text:style-name="T8">SocketPair</text:span></text:p>
          </draw:text-box>
        </draw:frame>
        <draw:frame draw:style-name="gr17" draw:text-style-name="P10" draw:layer="layout" svg:width="1.459cm" svg:height="0.369cm" svg:x="3.695cm" svg:y="4.43cm">
          <draw:text-box>
            <text:p><text:span text:style-name="T8">TcpDatLen</text:span></text:p>
          </draw:text-box>
        </draw:frame>
        <draw:frame draw:style-name="gr18" draw:text-style-name="P10" draw:layer="layout" svg:width="1.442cm" svg:height="0.369cm" svg:x="5.895cm" svg:y="7.535cm">
          <draw:text-box>
            <text:p><text:span text:style-name="T8">IpAddrPair</text:span></text:p>
          </draw:text-box>
        </draw:frame>
        <draw:frame draw:style-name="gr19" draw:text-style-name="P10" draw:layer="layout" svg:width="0.832cm" svg:height="0.369cm" svg:x="3.695cm" svg:y="2.631cm">
          <draw:text-box>
            <text:p><text:span text:style-name="T8">Event</text:span></text:p>
          </draw:text-box>
        </draw:frame>
        <draw:frame draw:style-name="gr20" draw:text-style-name="P10" draw:layer="layout" svg:width="1.408cm" svg:height="0.369cm" svg:x="3.695cm" svg:y="3.362cm">
          <draw:text-box>
            <text:p><text:span text:style-name="T8">RxSarReq</text:span></text:p>
          </draw:text-box>
        </draw:frame>
        <draw:frame draw:style-name="gr21" draw:text-style-name="P10" draw:layer="layout" svg:width="1.378cm" svg:height="0.369cm" svg:x="3.695cm" svg:y="4.063cm">
          <draw:text-box>
            <text:p><text:span text:style-name="T8">TxSarRep</text:span></text:p>
          </draw:text-box>
        </draw:frame>
        <draw:frame draw:style-name="gr22" draw:text-style-name="P10" draw:layer="layout" svg:width="1.581cm" svg:height="0.369cm" svg:x="2.995cm" svg:y="6.332cm">
          <draw:text-box>
            <text:p><text:span text:style-name="T8">RevLkpRep</text:span></text:p>
          </draw:text-box>
        </draw:frame>
        <draw:frame draw:style-name="gr14" draw:text-style-name="P10" draw:layer="layout" svg:width="0.701cm" svg:height="0.369cm" svg:x="4.995cm" svg:y="11.932cm">
          <draw:text-box>
            <text:p><text:span text:style-name="T8">Data</text:span></text:p>
          </draw:text-box>
        </draw:frame>
        <draw:frame draw:style-name="gr23" draw:text-style-name="P10" draw:layer="layout" svg:width="1.59cm" svg:height="0.369cm" svg:x="15.695cm" svg:y="1.532cm">
          <draw:text-box>
            <text:p><text:span text:style-name="T8">RxEventSig</text:span></text:p>
          </draw:text-box>
        </draw:frame>
        <draw:frame draw:style-name="gr20" draw:text-style-name="P10" draw:layer="layout" svg:width="1.408cm" svg:height="0.369cm" svg:x="15.695cm" svg:y="2.333cm">
          <draw:text-box>
            <text:p><text:span text:style-name="T8">RxSarReq</text:span></text:p>
          </draw:text-box>
        </draw:frame>
        <draw:frame draw:style-name="gr24" draw:text-style-name="P10" draw:layer="layout" svg:width="1.319cm" svg:height="0.369cm" svg:x="15.695cm" svg:y="3.134cm">
          <draw:text-box>
            <text:p><text:span text:style-name="T8">TxSarQry</text:span></text:p>
          </draw:text-box>
        </draw:frame>
        <draw:frame draw:style-name="gr22" draw:text-style-name="P10" draw:layer="layout" svg:width="1.581cm" svg:height="0.369cm" svg:x="15.696cm" svg:y="3.835cm">
          <draw:text-box>
            <text:p><text:span text:style-name="T8">RevLkpReq</text:span></text:p>
          </draw:text-box>
        </draw:frame>
        <draw:frame draw:style-name="gr25" draw:text-style-name="P10" draw:layer="layout" svg:width="2.225cm" svg:height="0.369cm" svg:x="15.497cm" svg:y="4.536cm">
          <draw:text-box>
            <text:p><text:span text:style-name="T8">ReTxTimerEvent</text:span></text:p>
          </draw:text-box>
        </draw:frame>
        <draw:frame draw:style-name="gr26" draw:text-style-name="P10" draw:layer="layout" svg:width="2.001cm" svg:height="0.369cm" svg:x="15.441cm" svg:y="4.898cm">
          <draw:text-box>
            <text:p><text:span text:style-name="T8">SetProbeTimer</text:span></text:p>
          </draw:text-box>
        </draw:frame>
        <draw:rect draw:style-name="gr9" draw:text-style-name="P6" xml:id="id24" draw:id="id24" draw:layer="layout" svg:width="2.867cm" svg:height="1.115cm" svg:x="14.461cm" svg:y="6.475cm" draw:corner-radius="0.25cm">
          <text:p text:style-name="P5"><text:span text:style-name="T4"><text:s/></text:span><text:span text:style-name="T4">Mrd</text:span></text:p>
          <text:p text:style-name="P5"><text:span text:style-name="T5"><text:s text:c="4"/></text:span><text:span text:style-name="T5">MemoryReader</text:span><text:span text:style-name="T4"> </text:span></text:p>
        </draw:rect>
        <draw:frame draw:style-name="gr27" draw:text-style-name="P10" draw:layer="layout" svg:width="1.518cm" svg:height="0.369cm" svg:x="11.294cm" svg:y="9.318cm">
          <draw:text-box>
            <text:p><text:span text:style-name="T8">PseudoHdr</text:span></text:p>
          </draw:text-box>
        </draw:frame>
        <draw:frame draw:style-name="gr16" draw:text-style-name="P10" draw:layer="layout" svg:width="1.48cm" svg:height="0.369cm" svg:x="15.394cm" svg:y="10.818cm">
          <draw:text-box>
            <text:p><text:span text:style-name="T8">PseudoPkt</text:span></text:p>
          </draw:text-box>
        </draw:frame>
        <draw:frame draw:style-name="gr28" draw:text-style-name="P10" draw:layer="layout" svg:width="1.577cm" svg:height="0.369cm" svg:x="14.894cm" svg:y="7.918cm">
          <draw:text-box>
            <text:p><text:span text:style-name="T8">SplitSegSts</text:span></text:p>
          </draw:text-box>
        </draw:frame>
        <draw:frame draw:style-name="gr18" draw:text-style-name="P10" draw:layer="layout" svg:width="1.442cm" svg:height="0.369cm" svg:x="5.095cm" svg:y="9.638cm">
          <draw:text-box>
            <text:p><text:span text:style-name="T8">IpHeader</text:span></text:p>
          </draw:text-box>
        </draw:frame>
        <draw:frame draw:style-name="gr29" draw:text-style-name="P10" draw:layer="layout" svg:width="1.442cm" svg:height="0.369cm" svg:x="6.212cm" svg:y="10.296cm">
          <draw:text-box>
            <text:p><text:span text:style-name="T8">TcpCsum</text:span></text:p>
          </draw:text-box>
        </draw:frame>
        <draw:frame draw:style-name="gr30" draw:text-style-name="P10" draw:layer="layout" svg:width="1.48cm" svg:height="0.369cm" svg:x="8.993cm" svg:y="11.997cm">
          <draw:text-box>
            <text:p><text:span text:style-name="T8">PseudoPkt</text:span></text:p>
          </draw:text-box>
        </draw:frame>
        <draw:frame draw:style-name="gr31" draw:text-style-name="P10" draw:layer="layout" svg:width="2.073cm" svg:height="0.369cm" svg:x="12.198cm" svg:y="10.497cm">
          <draw:text-box>
            <text:p><text:span text:style-name="T8">FourSubCsums</text:span></text:p>
          </draw:text-box>
        </draw:frame>
        <draw:frame draw:style-name="gr32" draw:text-style-name="P10" draw:layer="layout" svg:width="1.814cm" svg:height="0.369cm" svg:x="13.793cm" svg:y="5.217cm">
          <draw:text-box>
            <text:p><text:span text:style-name="T8">BufferRdCmd</text:span></text:p>
          </draw:text-box>
        </draw:frame>
        <draw:rect draw:style-name="gr1" draw:text-style-name="P1" xml:id="id10" draw:id="id10" draw:layer="layout" svg:width="0.666cm" svg:height="0.333cm" svg:x="14.68cm" svg:y="11.645cm">
          <text:p/>
        </draw:rect>
        <draw:rect draw:style-name="gr9" draw:text-style-name="P6" draw:layer="layout" svg:width="4.497cm" svg:height="1.331cm" svg:x="13.309cm" svg:y="11.55cm" draw:corner-radius="0.25cm">
          <text:p text:style-name="P5"><text:span text:style-name="T4"><text:s/></text:span><text:span text:style-name="T4">Sca</text:span></text:p>
          <text:p text:style-name="P5"><text:span text:style-name="T5"><text:s text:c="4"/></text:span><text:span text:style-name="T5">SubChecksumAccumulator</text:span><text:span text:style-name="T4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8H19M39S</meta:editing-duration>
    <meta:editing-cycles>217</meta:editing-cycles>
    <meta:generator>OpenOffice/4.1.6$Unix OpenOffice.org_project/416m1$Build-9790</meta:generator>
    <dc:date>2020-11-25T22:52:37</dc:date>
    <dc:creator>Francois Abel</dc:creator>
    <meta:printed-by>Francois Abel</meta:printed-by>
    <meta:print-date>2018-11-01T20:08:16.68</meta:print-date>
    <meta:document-statistic meta:object-count="135"/>
  </office:meta>
</office:document-meta>
</file>